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1.20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Condição \ Caso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req: [0,75[ - [75,100]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: [0,3[ - [3,5[ - [5,7[ - [7,10]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1: [0,3[ - [3-10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2: [0,3[ - [3-10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3: [0,3[ - [3-10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0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provado (APR)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provado por nota (APRN)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cuperação (REC)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provado pro falta (REPF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provado pro média e falta (REPMF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Limite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req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 table:style-name="ce4" office:value-type="string" calcext:value-type="string">
            <text:p>1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 table:style-name="ce4" office:value-type="string" calcext:value-type="string">
            <text:p>1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3</text:p>
          </table:table-cell>
          <table:table-cell office:value-type="string" calcext:value-type="string">
            <text:p>0.0</text:p>
          </table:table-cell>
          <table:table-cell table:style-name="ce4" office:value-type="string" calcext:value-type="string">
            <text:p>2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 table:style-name="ce3" office:value-type="string" calcext:value-type="string">
            <text:p>1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dia</text:p>
          </table:table-cell>
          <table:table-cell office:value-type="string" calcext:value-type="string">
            <text:p>0.0</text:p>
          </table:table-cell>
          <table:table-cell table:style-name="ce4" office:value-type="string" calcext:value-type="string">
            <text:p>2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.9</text:p>
          </table:table-cell>
          <table:table-cell table:style-name="ce4" office:value-type="string" calcext:value-type="string">
            <text:p>5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6.9</text:p>
          </table:table-cell>
          <table:table-cell table:style-name="ce4" office:value-type="string" calcext:value-type="string">
            <text:p>7.0</text:p>
          </table:table-cell>
          <table:table-cell table:style-name="ce4" office:value-type="string" calcext:value-type="string">
            <text:p>7.1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20:27:33.433914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17:34:56.691494293</meta:creation-date>
    <meta:generator>LibreOffice/6.4.7.2$Linux_X86_64 LibreOffice_project/40$Build-2</meta:generator>
    <dc:date>2023-09-21T21:36:49.577869708</dc:date>
    <meta:editing-duration>PT59M31S</meta:editing-duration>
    <meta:editing-cycles>14</meta:editing-cycles>
    <meta:document-statistic meta:table-count="1" meta:cell-count="81" meta:object-count="0"/>
  </office:meta>
</office:document-meta>
</file>